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Arial4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wP14" style:list-style-name="L1">
      <style:paragraph-properties fo:line-height="115%"/>
    </style:style>
    <style:style style:name="P2" style:family="paragraph" style:parent-style-name="wP14" style:list-style-name="L1">
      <style:paragraph-properties fo:line-height="115%"/>
      <style:text-properties officeooo:paragraph-rsid="000fe56b"/>
    </style:style>
    <style:style style:name="P3" style:family="paragraph" style:parent-style-name="wP14" style:list-style-name="L1">
      <style:paragraph-properties fo:line-height="115%"/>
      <style:text-properties officeooo:paragraph-rsid="001186c8"/>
    </style:style>
    <style:style style:name="P4" style:family="paragraph" style:parent-style-name="wP14" style:list-style-name="L1">
      <style:paragraph-properties fo:line-height="115%"/>
      <style:text-properties officeooo:paragraph-rsid="00127dec"/>
    </style:style>
    <style:style style:name="P5" style:family="paragraph" style:parent-style-name="wP14" style:list-style-name="L1">
      <style:paragraph-properties fo:line-height="115%"/>
      <style:text-properties officeooo:paragraph-rsid="0023057b"/>
    </style:style>
    <style:style style:name="P6" style:family="paragraph" style:parent-style-name="wP14" style:list-style-name="L1">
      <style:paragraph-properties fo:line-height="115%"/>
      <style:text-properties officeooo:rsid="000fe56b" officeooo:paragraph-rsid="000fe56b"/>
    </style:style>
    <style:style style:name="P7" style:family="paragraph" style:parent-style-name="wP14" style:list-style-name="L1">
      <style:paragraph-properties fo:line-height="115%"/>
      <style:text-properties officeooo:rsid="000fe56b" officeooo:paragraph-rsid="0019982d"/>
    </style:style>
    <style:style style:name="P8" style:family="paragraph" style:parent-style-name="wP14" style:list-style-name="L1">
      <style:paragraph-properties fo:line-height="115%"/>
      <style:text-properties officeooo:rsid="000fe56b" officeooo:paragraph-rsid="0023057b"/>
    </style:style>
    <style:style style:name="P9" style:family="paragraph" style:parent-style-name="wP14" style:list-style-name="L1">
      <style:paragraph-properties fo:line-height="115%"/>
      <style:text-properties officeooo:rsid="001186c8" officeooo:paragraph-rsid="001186c8"/>
    </style:style>
    <style:style style:name="P10" style:family="paragraph" style:parent-style-name="wP6" style:list-style-name="L1" style:master-page-name="First_20_Page">
      <style:paragraph-properties fo:line-height="115%" style:page-number="auto"/>
    </style:style>
    <style:style style:name="T1" style:family="text">
      <style:text-properties officeooo:rsid="000fe56b"/>
    </style:style>
    <style:style style:name="T2" style:family="text">
      <style:text-properties officeooo:rsid="001186c8"/>
    </style:style>
    <style:style style:name="T3" style:family="text">
      <style:text-properties style:font-name="Courier New" fo:font-size="12pt" fo:language="none" fo:country="none" officeooo:rsid="00127dec" style:font-name-asian="Noto Serif CJK SC" style:font-size-asian="12pt" style:font-name-complex="Droid Sans Devanagari"/>
    </style:style>
    <style:style style:name="T4" style:family="text">
      <style:text-properties style:font-name="Courier New" fo:font-size="12pt" fo:language="none" fo:country="none" officeooo:rsid="00191c58" style:font-name-asian="Noto Serif CJK SC" style:font-size-asian="12pt" style:font-name-complex="Droid Sans Devanagari"/>
    </style:style>
    <style:style style:name="T5" style:family="text">
      <style:text-properties style:font-name="Courier New" fo:font-size="12pt" fo:language="none" fo:country="none" officeooo:rsid="001ec21f" style:font-name-asian="Noto Serif CJK SC" style:font-size-asian="12pt" style:font-name-complex="Droid Sans Devanagari"/>
    </style:style>
    <style:style style:name="T6" style:family="text">
      <style:text-properties style:font-name="Courier New" fo:font-size="12pt" fo:language="none" fo:country="none" officeooo:rsid="0020103d" style:font-name-asian="Noto Serif CJK SC" style:font-size-asian="12pt" style:font-name-complex="Droid Sans Devanagari"/>
    </style:style>
    <style:style style:name="T7" style:family="text">
      <style:text-properties style:font-name="Courier New" fo:font-size="12pt" fo:language="none" fo:country="none" officeooo:rsid="0021106b" style:font-name-asian="Noto Serif CJK SC" style:font-size-asian="12pt" style:font-name-complex="Droid Sans Devanagari"/>
    </style:style>
    <style:style style:name="T8" style:family="text">
      <style:text-properties style:font-name="Courier New" fo:font-size="12pt" fo:language="none" fo:country="none" officeooo:rsid="0022beff" style:font-name-asian="Noto Serif CJK SC" style:font-size-asian="12pt" style:font-name-complex="Droid Sans Devanagari"/>
    </style:style>
    <style:style style:name="T9" style:family="text">
      <style:text-properties style:font-name="Courier New" fo:font-size="12pt" fo:language="none" fo:country="none" officeooo:rsid="000fe56b" style:font-name-asian="Noto Serif CJK SC" style:font-size-asian="12pt" style:font-name-complex="Droid Sans Devanagari"/>
    </style:style>
    <style:style style:name="T10" style:family="text">
      <style:text-properties style:font-name="Courier New" fo:font-size="12pt" fo:language="none" fo:country="none" officeooo:rsid="001e4d2f" style:font-name-asian="Noto Serif CJK SC" style:font-size-asian="12pt" style:font-name-complex="Droid Sans Devanagari"/>
    </style:style>
    <style:style style:name="T11" style:family="text">
      <style:text-properties style:font-name="Courier New" fo:font-size="12pt" fo:language="none" fo:country="none" officeooo:rsid="0023057b" style:font-name-asian="Noto Serif CJK SC" style:font-size-asian="12pt" style:font-name-complex="Droid Sans Devanagari"/>
    </style:style>
    <style:style style:name="T12" style:family="text">
      <style:text-properties officeooo:rsid="001637b0"/>
    </style:style>
    <style:style style:name="T13" style:family="text">
      <style:text-properties officeooo:rsid="0019982d"/>
    </style:style>
    <style:style style:name="T14" style:family="text">
      <style:text-properties officeooo:rsid="001e4d2f"/>
    </style:style>
    <style:style style:name="T15" style:family="text">
      <style:text-properties officeooo:rsid="001e89c0"/>
    </style:style>
    <style:style style:name="T16" style:family="text">
      <style:text-properties officeooo:rsid="0020103d"/>
    </style:style>
    <style:style style:name="T17" style:family="text">
      <style:text-properties officeooo:rsid="0021106b"/>
    </style:style>
    <style:style style:name="T18" style:family="text">
      <style:text-properties officeooo:rsid="0022beff"/>
    </style:style>
    <style:style style:name="T19" style:family="text">
      <style:text-properties officeooo:rsid="0023057b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/>
      </text:list-level-style-number>
      <text:list-level-style-number text:level="3" text:style-name="Numbering_20_Symbols" style:num-suffix="." style:num-format="1" text:display-levels="3">
        <style:list-level-properties/>
      </text:list-level-style-number>
      <text:list-level-style-number text:level="4" text:style-name="Numbering_20_Symbols" style:num-suffix="." style:num-format="1" text:display-levels="4">
        <style:list-level-properties/>
      </text:list-level-style-number>
      <text:list-level-style-number text:level="5" text:style-name="Numbering_20_Symbols" style:num-suffix="." style:num-format="1" text:display-levels="4">
        <style:list-level-properties/>
      </text:list-level-style-number>
      <text:list-level-style-number text:level="6" text:style-name="Numbering_20_Symbols" style:num-suffix="." style:num-format="1" text:display-levels="4">
        <style:list-level-properties/>
      </text:list-level-style-number>
      <text:list-level-style-number text:level="7" text:style-name="Numbering_20_Symbols" style:num-suffix="." style:num-format="1" text:display-levels="4">
        <style:list-level-properties/>
      </text:list-level-style-number>
      <text:list-level-style-number text:level="8" text:style-name="Numbering_20_Symbols" style:num-suffix="." style:num-format="1" text:display-levels="4">
        <style:list-level-properties/>
      </text:list-level-style-number>
      <text:list-level-style-number text:level="9" text:style-name="Numbering_20_Symbols" style:num-suffix="." style:num-format="1" text:display-levels="4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utoNr"/>
      </text:sequence-decls>
      <text:list xml:id="list1072550159" text:style-name="L1">
        <text:list-item>
          <text:p text:style-name="P10"><text:span text:style-name="wT10">&lt;</text:span><text:span text:style-name="wT10"><text:span text:style-name="T1">program&gt; → &lt;prolog&gt; &lt;</text:span></text:span><text:span text:style-name="wT10"><text:span text:style-name="T14">eol_m&gt;</text:span></text:span><text:span text:style-name="wT10"><text:span text:style-name="T1"> &lt;functions&gt;</text:span></text:span></text:p>
        </text:list-item>
        <text:list-item>
          <text:p text:style-name="P1">&lt;prolog&gt; → package main</text:p>
        </text:list-item>
        <text:list-item>
          <text:p text:style-name="P1">&lt;<text:span text:style-name="T14">eol_m&gt; → EOL &lt;eol_r&gt;</text:span></text:p>
        </text:list-item>
        <text:list-item>
          <text:p text:style-name="P1">&lt;<text:span text:style-name="T1">eol_r&gt; → </text:span><text:span text:style-name="T3">EOL</text:span><text:span text:style-name="T1"> &lt;eol_r&gt;</text:span></text:p>
        </text:list-item>
        <text:list-item>
          <text:p text:style-name="P2">&lt;<text:span text:style-name="T1">eol_r&gt; → eps</text:span></text:p>
        </text:list-item>
        <text:list-item>
          <text:p text:style-name="P6">&lt;functions&gt; → &lt;func&gt; &lt;function_n&gt;</text:p>
        </text:list-item>
        <text:list-item>
          <text:p text:style-name="P6">&lt;function_n&gt; → &lt;func&gt; &lt;function_n&gt;</text:p>
        </text:list-item>
        <text:list-item>
          <text:p text:style-name="P6">&lt;function_n&gt; → eps</text:p>
        </text:list-item>
        <text:list-item>
          <text:p text:style-name="P6">&lt;func&gt; → func ID ( &lt;arguments&gt; ) &lt;func_return&gt; &lt;<text:span text:style-name="T16">cmd</text:span>_b<text:span text:style-name="T16">lock</text:span>&gt;</text:p>
        </text:list-item>
        <text:list-item>
          <text:p text:style-name="P6">&lt;arguments&gt; → ID &lt;type&gt; &lt;arguments_n&gt;</text:p>
        </text:list-item>
        <text:list-item>
          <text:p text:style-name="P6">&lt;arguments_n&gt; → , ID &lt;type&gt; &lt;arguments_n&gt;</text:p>
        </text:list-item>
        <text:list-item>
          <text:p text:style-name="P6">&lt;arguments_n&gt; → eps</text:p>
        </text:list-item>
        <text:list-item>
          <text:p text:style-name="P6">&lt;type&gt; → int</text:p>
        </text:list-item>
        <text:list-item>
          <text:p text:style-name="P6">&lt;type&gt; → float64</text:p>
        </text:list-item>
        <text:list-item>
          <text:p text:style-name="P6">&lt;type&gt; → string</text:p>
        </text:list-item>
        <text:list-item>
          <text:p text:style-name="P6">&lt;arguments&gt; → eps</text:p>
        </text:list-item>
        <text:list-item>
          <text:p text:style-name="P6">&lt;func_return&gt; → ( &lt;type&gt; &lt;r_type_n&gt; )</text:p>
        </text:list-item>
        <text:list-item>
          <text:p text:style-name="P6">&lt;r_type_n&gt; → , &lt;type&gt; &lt;r_type_n&gt;</text:p>
        </text:list-item>
        <text:list-item>
          <text:p text:style-name="P6">&lt;r_type_n&gt; → eps</text:p>
        </text:list-item>
        <text:list-item>
          <text:p text:style-name="P6">&lt;func_return&gt; → eps</text:p>
        </text:list-item>
        <text:list-item>
          <text:p text:style-name="P5"><text:span text:style-name="T1">&lt;</text:span><text:span text:style-name="T16">cmd</text:span><text:span text:style-name="T1">_</text:span><text:span text:style-name="T16">block</text:span><text:span text:style-name="T1">&gt; → </text:span><text:span text:style-name="T7">{ </text:span><text:span text:style-name="T11">EOL</text:span><text:span text:style-name="T14"> </text:span><text:span text:style-name="T1">&lt;commands&gt; </text:span><text:span text:style-name="T17">} <text:s/></text:span><text:span text:style-name="T11">EOL</text:span></text:p>
        </text:list-item>
        <text:list-item>
          <text:p text:style-name="P8">&lt;commands&gt; → &lt;cmd&gt; <text:span text:style-name="T11">EOL</text:span><text:span text:style-name="T14"> </text:span>&lt;commands&gt;</text:p>
        </text:list-item>
        <text:list-item>
          <text:p text:style-name="P6">&lt;commands&gt; → eps</text:p>
        </text:list-item>
        <text:list-item>
          <text:p text:style-name="P6">&lt;cmd&gt; → ID &lt;statement&gt;</text:p>
        </text:list-item>
        <text:list-item>
          <text:p text:style-name="P6">&lt;statement&gt; → := &lt;expression&gt;</text:p>
        </text:list-item>
        <text:list-item>
          <text:p text:style-name="P6">&lt;statement&gt; → ( &lt;arguments&gt; )</text:p>
        </text:list-item>
        <text:list-item>
          <text:p text:style-name="P6">&lt;<text:span text:style-name="T12">statement&gt; → &lt;var_id_n&gt; = &lt;</text:span><text:span text:style-name="T13">stat_mul&gt;</text:span></text:p>
        </text:list-item>
        <text:list-item>
          <text:p text:style-name="P7">&lt;<text:span text:style-name="T13">stat_mul&gt; → </text:span><text:span text:style-name="T12">&lt;expression&gt;</text:span></text:p>
        </text:list-item>
        <text:list-item>
          <text:p text:style-name="P7">&lt;<text:span text:style-name="T13">stat_mul&gt; → ID ( &lt;arguments&gt; )</text:span></text:p>
        </text:list-item>
        <text:list-item>
          <text:p text:style-name="P6">&lt;var_id_n&gt; → , ID &lt;var_id_n&gt;</text:p>
        </text:list-item>
        <text:list-item>
          <text:p text:style-name="P6">&lt;var_id_n&gt; → eps</text:p>
        </text:list-item>
        <text:list-item>
          <text:p text:style-name="P4"><text:span text:style-name="T1">&lt;</text:span><text:span text:style-name="T2">cmd&gt; → </text:span><text:span text:style-name="T18">if &lt;expression&gt;</text:span><text:span text:style-name="T5"> &lt;</text:span><text:span text:style-name="T6">cmd_block</text:span><text:span text:style-name="T5">&gt; else</text:span><text:span text:style-name="T8"> &lt;</text:span><text:span text:style-name="T11">cmd_block&gt;</text:span></text:p>
        </text:list-item>
        <text:list-item>
          <text:p text:style-name="P9">&lt;cmd&gt; → for &lt;for_definition&gt; ; &lt;expression&gt; ; &lt;for_assignment&gt; &lt;<text:span text:style-name="T16">cmd_block&gt;</text:span></text:p>
        </text:list-item>
        <text:list-item>
          <text:p text:style-name="P9">&lt;for_definition&gt; → ID := &lt;expression&gt;</text:p>
        </text:list-item>
        <text:list-item>
          <text:p text:style-name="P9">&lt;for_definition&gt; → eps</text:p>
        </text:list-item>
        <text:list-item>
          <text:p text:style-name="P3"><text:span text:style-name="T2">&lt;for_assignment&gt; → </text:span><text:span text:style-name="T4">ID</text:span><text:span text:style-name="T2"> = &lt;expression&gt;</text:span></text:p>
        </text:list-item>
        <text:list-item>
          <text:p text:style-name="P9">&lt;for_assignment&gt; → eps</text:p>
        </text:list-item>
        <text:list-item>
          <text:p text:style-name="P9">&lt;<text:span text:style-name="T16">cmd&gt; → &lt;return_cmd&gt;</text:span></text:p>
        </text:list-item>
        <text:list-item>
          <text:p text:style-name="P9">&lt;<text:span text:style-name="T16">return_cmd</text:span>&gt; → return &lt;return_stat&gt;</text:p>
        </text:list-item>
        <text:list-item>
          <text:p text:style-name="P9">&lt;return_stat&gt; → &lt;expression&gt;</text:p>
        </text:list-item>
        <text:list-item>
          <text:p text:style-name="P9">&lt;return_stat&gt; → eps</text:p>
        </text:list-item>
        <text:list-item>
          <text:p text:style-name="P9">&lt;<text:span text:style-name="T16">return_cmd</text:span>&gt; → ep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Arial4" svg:font-family="Arial" style:font-family-generic="swiss"/>
    <style:font-face style:name="Arial11" svg:font-family="Arial1" style:font-family-generic="swiss"/>
    <style:font-face style:name="Arial111" svg:font-family="Arial11" style:font-family-generic="swiss"/>
    <style:font-face style:name="Arial12" svg:font-family="Arial12" style:font-family-generic="swiss"/>
    <style:font-face style:name="Droid Sans Devanagari1" svg:font-family="'Droid Sans Devanagari1'" style:font-family-generic="swiss"/>
    <style:font-face style:name="Droid Sans Devanagari2" svg:font-family="'Droid Sans Devanagari2'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2" svg:font-family="Arial2" style:font-family-generic="roman" style:font-pitch="variable"/>
    <style:font-face style:name="Arial3" svg:font-family="Arial3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wdefault-paragraph-style" style:family="paragraph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1" style:font-family-complex="Arial" style:font-family-generic-complex="roman" style:font-pitch-complex="variable"/>
    </style:style>
    <style:style style:name="wStandard" style:family="paragraph" style:parent-style-name="wdefault-paragraph-style"/>
    <style:style style:name="wHeading" style:family="paragraph" style:parent-style-name="wStandard" style:next-style-name="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roman" style:font-pitch-complex="variable"/>
    </style:style>
    <style:style style:name="wText_5f_20_5f_body" style:display-name="wText_20_body" style:family="paragraph" style:parent-style-name="wStandard">
      <style:paragraph-properties fo:margin-top="0in" fo:margin-bottom="0in" style:contextual-spacing="false" fo:line-height="115%"/>
    </style:style>
    <style:style style:name="wList" style:family="paragraph" style:parent-style-name="wText_5f_20_5f_body">
      <style:text-properties style:font-name-complex="Arial11" style:font-family-complex="Arial1" style:font-family-generic-complex="swiss"/>
    </style:style>
    <style:style style:name="wCaption" style:family="paragraph" style:parent-style-name="wStandard">
      <style:paragraph-properties fo:margin-top="0in" fo:margin-bottom="0in" style:contextual-spacing="false"/>
      <style:text-properties fo:font-size="12pt" style:font-size-asian="12pt" style:font-name-complex="Arial11" style:font-family-complex="Arial1" style:font-family-generic-complex="swiss"/>
    </style:style>
    <style:style style:name="wIndex" style:family="paragraph" style:parent-style-name="wStandard">
      <style:text-properties style:font-name-complex="Arial11" style:font-family-complex="Arial1" style:font-family-generic-complex="swiss"/>
    </style:style>
    <style:style style:name="wwdefault-paragraph-style" style:family="paragraph" style:parent-style-name="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Standard" style:family="paragraph" style:parent-style-name="wwdefault-paragraph-style"/>
    <style:style style:name="wwHeading" style:family="paragraph" style:parent-style-name="wwStandard" style:next-style-name="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Text_5f_5f_5f_20_5f_5f_5f_body" style:display-name="wwText_5f_20_5f_body" style:family="paragraph" style:parent-style-name="wwStandard">
      <style:paragraph-properties fo:margin-top="0in" fo:margin-bottom="0in" style:contextual-spacing="false" fo:line-height="115%"/>
    </style:style>
    <style:style style:name="wwList" style:family="paragraph" style:parent-style-name="wwText_5f_5f_5f_20_5f_5f_5f_body">
      <style:text-properties style:font-name-complex="Droid Sans Devanagari2" style:font-family-complex="'Droid Sans Devanagari2'" style:font-family-generic-complex="swiss"/>
    </style:style>
    <style:style style:name="wwCaption" style:family="paragraph" style:parent-style-name="wwStandard">
      <style:paragraph-properties fo:margin-top="0in" fo:margin-bottom="0in" style:contextual-spacing="false"/>
      <style:text-properties fo:font-size="12pt" style:font-size-asian="12pt" style:font-name-complex="Droid Sans Devanagari2" style:font-family-complex="'Droid Sans Devanagari2'" style:font-family-generic-complex="swiss"/>
    </style:style>
    <style:style style:name="wwIndex" style:family="paragraph" style:parent-style-name="wwStandard">
      <style:text-properties style:font-name-complex="Droid Sans Devanagari2" style:font-family-complex="'Droid Sans Devanagari2'" style:font-family-generic-complex="swiss"/>
    </style:style>
    <style:style style:name="wwwdefault-paragraph-style" style:family="paragraph" style:parent-style-name="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3" style:font-family-complex="Arial3" style:font-family-generic-complex="roman" style:font-pitch-complex="variable"/>
    </style:style>
    <style:style style:name="wwwStandard" style:family="paragraph" style:parent-style-name="wwwdefault-paragraph-style"/>
    <style:style style:name="wwwHeading" style:family="paragraph" style:parent-style-name="wwwStandard" style:next-style-name="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3" style:font-family-generic-complex="roman" style:font-pitch-complex="variable"/>
    </style:style>
    <style:style style:name="wwwText_5f_5f_5f_5f_5f_5f_5f_20_5f_5f_5f_5f_5f_5f_5f_body" style:display-name="wwwText_5f_5f_5f_20_5f_5f_5f_body" style:family="paragraph" style:parent-style-name="wwwStandard">
      <style:paragraph-properties fo:margin-top="0in" fo:margin-bottom="0in" style:contextual-spacing="false" fo:line-height="115%"/>
    </style:style>
    <style:style style:name="wwwList" style:family="paragraph" style:parent-style-name="wwwText_5f_5f_5f_5f_5f_5f_5f_20_5f_5f_5f_5f_5f_5f_5f_body">
      <style:text-properties style:font-name-complex="Arial12" style:font-family-complex="Arial12" style:font-family-generic-complex="swiss"/>
    </style:style>
    <style:style style:name="wwwCaption" style:family="paragraph" style:parent-style-name="wwwStandard">
      <style:paragraph-properties fo:margin-top="0in" fo:margin-bottom="0in" style:contextual-spacing="false"/>
      <style:text-properties fo:font-size="12pt" style:font-size-asian="12pt" style:font-name-complex="Arial12" style:font-family-complex="Arial12" style:font-family-generic-complex="swiss"/>
    </style:style>
    <style:style style:name="wwwIndex" style:family="paragraph" style:parent-style-name="wwwStandard">
      <style:text-properties style:font-name-complex="Arial12" style:font-family-complex="Arial12" style:font-family-generic-complex="swiss"/>
    </style:style>
    <style:style style:name="wwwwdefault-paragraph-style" style:family="paragraph" style:parent-style-name="wwwdefault-paragraph-style">
      <style:text-properties style:font-name="Liberation Serif" fo:font-family="'Liberation Serif'" style:font-family-generic="roman" style:font-pitch="variable" fo:font-size="12pt" fo:language="none" fo:country="none" style:font-name-asian="NSimSun" style:font-family-asian="NSimSun" style:font-family-generic-asian="system" style:font-pitch-asian="variable" style:font-size-asian="12pt" style:font-name-complex="Arial2" style:font-family-complex="Arial2" style:font-family-generic-complex="roman" style:font-pitch-complex="variable"/>
    </style:style>
    <style:style style:name="wwwwStandard" style:family="paragraph" style:parent-style-name="wwwwdefault-paragraph-style"/>
    <style:style style:name="wwwwHeading" style:family="paragraph" style:parent-style-name="wwwwStandard" style:next-style-name="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2" style:font-family-generic-complex="roman" style:font-pitch-complex="variable"/>
    </style:style>
    <style:style style:name="wwwwText_5f_5f_5f_5f_5f_5f_5f_5f_5f_5f_5f_5f_5f_5f_5f_20_5f_5f_5f_5f_5f_5f_5f_5f_5f_5f_5f_5f_5f_5f_5f_body" style:display-name="wwwwText_5f_5f_5f_5f_5f_5f_5f_20_5f_5f_5f_5f_5f_5f_5f_body" style:family="paragraph" style:parent-style-name="wwwwStandard">
      <style:paragraph-properties fo:margin-top="0in" fo:margin-bottom="0in" style:contextual-spacing="false" fo:line-height="115%"/>
    </style:style>
    <style:style style:name="wwwwList" style:family="paragraph" style:parent-style-name="wwwwText_5f_5f_5f_5f_5f_5f_5f_5f_5f_5f_5f_5f_5f_5f_5f_20_5f_5f_5f_5f_5f_5f_5f_5f_5f_5f_5f_5f_5f_5f_5f_body">
      <style:text-properties style:font-name-complex="Arial111" style:font-family-complex="Arial11" style:font-family-generic-complex="swiss"/>
    </style:style>
    <style:style style:name="wwwwCaption" style:family="paragraph" style:parent-style-name="wwwwStandard">
      <style:paragraph-properties fo:margin-top="0in" fo:margin-bottom="0in" style:contextual-spacing="false"/>
      <style:text-properties fo:font-size="12pt" style:font-size-asian="12pt" style:font-name-complex="Arial111" style:font-family-complex="Arial11" style:font-family-generic-complex="swiss"/>
    </style:style>
    <style:style style:name="wwwwIndex" style:family="paragraph" style:parent-style-name="wwwwStandard">
      <style:text-properties style:font-name-complex="Arial111" style:font-family-complex="Arial11" style:font-family-generic-complex="swiss"/>
    </style:style>
    <style:style style:name="wwwwwdefault-paragraph-style" style:family="paragraph" style:parent-style-name="wwwwdefault-paragraph-style">
      <style:text-properties style:font-name="Liberation Serif" fo:font-family="'Liberation Serif'" style:font-family-generic="roman" style:font-pitch="variable" fo:font-size="12pt" fo:language="none" fo:country="none" style:font-name-asian="Noto Serif CJK SC" style:font-family-asian="'Noto Serif CJK SC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/>
    </style:style>
    <style:style style:name="wwwwwStandard" style:family="paragraph" style:parent-style-name="wwwwwdefault-paragraph-style"/>
    <style:style style:name="wwwwwHeading" style:family="paragraph" style:parent-style-name="wwwwwStandard" style:next-style-name="wwwwwStandard">
      <style:paragraph-properties fo:margin-top="0in" fo:margin-bottom="0in" style:contextual-spacing="false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/>
    </style:style>
    <style:style style:name="wwwwwText_5f_5f_5f_5f_5f_5f_5f_5f_5f_5f_5f_5f_5f_5f_5f_5f_5f_5f_5f_5f_5f_5f_5f_5f_5f_5f_5f_5f_5f_5f_5f_20_5f_5f_5f_5f_5f_5f_5f_5f_5f_5f_5f_5f_5f_5f_5f_5f_5f_5f_5f_5f_5f_5f_5f_5f_5f_5f_5f_5f_5f_5f_5f_body" style:display-name="wwwwwText_5f_5f_5f_5f_5f_5f_5f_5f_5f_5f_5f_5f_5f_5f_5f_20_5f_5f_5f_5f_5f_5f_5f_5f_5f_5f_5f_5f_5f_5f_5f_body" style:family="paragraph" style:parent-style-name="wwwwwStandard">
      <style:paragraph-properties fo:margin-top="0in" fo:margin-bottom="0in" style:contextual-spacing="false" fo:line-height="115%"/>
    </style:style>
    <style:style style:name="wwwwwList" style:family="paragraph" style:parent-style-name="wwwwwText_5f_5f_5f_5f_5f_5f_5f_5f_5f_5f_5f_5f_5f_5f_5f_5f_5f_5f_5f_5f_5f_5f_5f_5f_5f_5f_5f_5f_5f_5f_5f_20_5f_5f_5f_5f_5f_5f_5f_5f_5f_5f_5f_5f_5f_5f_5f_5f_5f_5f_5f_5f_5f_5f_5f_5f_5f_5f_5f_5f_5f_5f_5f_body">
      <style:text-properties style:font-name-complex="Droid Sans Devanagari1" style:font-family-complex="'Droid Sans Devanagari1'" style:font-family-generic-complex="swiss"/>
    </style:style>
    <style:style style:name="wwwwwCaption" style:family="paragraph" style:parent-style-name="wwwwwStandard">
      <style:paragraph-properties fo:margin-top="0in" fo:margin-bottom="0in" style:contextual-spacing="false"/>
      <style:text-properties fo:font-size="12pt" style:font-size-asian="12pt" style:font-name-complex="Droid Sans Devanagari1" style:font-family-complex="'Droid Sans Devanagari1'" style:font-family-generic-complex="swiss"/>
    </style:style>
    <style:style style:name="wwwwwIndex" style:family="paragraph" style:parent-style-name="wwwwwStandard">
      <style:text-properties style:font-name-complex="Droid Sans Devanagari1" style:font-family-complex="'Droid Sans Devanagari1'" style:font-family-generic-complex="swiss"/>
    </style:style>
    <style:style style:name="wwwwwP1" style:family="paragraph" style:parent-style-name="wwwwwStandard">
      <style:text-properties style:font-name="Courier New" fo:font-family="'Courier New'" style:font-family-generic="modern" style:font-pitch="fixed"/>
    </style:style>
    <style:style style:name="wwwwwP2" style:family="paragraph" style:parent-style-name="wwwwwStandard">
      <style:text-properties style:font-name="Courier New" fo:font-family="'Courier New'" style:font-family-generic="modern" style:font-pitch="fixed"/>
    </style:style>
    <style:style style:name="wwwwwP3" style:family="paragraph" style:parent-style-name="wwwwwStandard">
      <style:text-properties style:font-name="Courier New" fo:font-family="'Courier New'" style:font-family-generic="modern" style:font-pitch="fixed"/>
    </style:style>
    <style:style style:name="wwwwwP4" style:family="paragraph" style:parent-style-name="wwwwwStandard">
      <style:text-properties style:font-name="Courier New" fo:font-family="'Courier New'" style:font-family-generic="modern" style:font-pitch="fixed"/>
    </style:style>
    <style:style style:name="wwwwwCommentText" style:family="paragraph" style:parent-style-name="wwwwdefault-paragraph-style">
      <style:text-properties fo:font-size="10pt" style:font-size-asian="10pt"/>
    </style:style>
    <style:style style:name="wwwwwCommentSubject" style:family="paragraph" style:parent-style-name="wwwwwCommentText" style:next-style-name="wwwwwCommentText"/>
    <style:style style:name="wwwwP1" style:family="paragraph" style:parent-style-name="wwwwwP2"/>
    <style:style style:name="wwwwP2" style:family="paragraph" style:parent-style-name="wwwwwP2"/>
    <style:style style:name="wwwwP3" style:family="paragraph" style:parent-style-name="wwwwwP4"/>
    <style:style style:name="wwwwP4" style:family="paragraph" style:parent-style-name="wwwwwP4"/>
    <style:style style:name="wwwwP5" style:family="paragraph" style:parent-style-name="wwwwwP4"/>
    <style:style style:name="wwwwP6" style:family="paragraph" style:parent-style-name="wwwwwP4"/>
    <style:style style:name="wwwwP7" style:family="paragraph" style:parent-style-name="wwwwwP4"/>
    <style:style style:name="wwwwCommentText" style:family="paragraph" style:parent-style-name="wwwdefault-paragraph-style">
      <style:text-properties fo:font-size="10pt" style:font-size-asian="10pt"/>
    </style:style>
    <style:style style:name="wwwwCommentSubject" style:family="paragraph" style:parent-style-name="wwwwCommentText" style:next-style-name="wwwwCommentText"/>
    <style:style style:name="wwwP1" style:family="paragraph" style:parent-style-name="wwwwP1"/>
    <style:style style:name="wwwP2" style:family="paragraph" style:parent-style-name="wwwwP2"/>
    <style:style style:name="wwwP3" style:family="paragraph" style:parent-style-name="wwwwP3"/>
    <style:style style:name="wwwP4" style:family="paragraph" style:parent-style-name="wwwwP5"/>
    <style:style style:name="wwwP5" style:family="paragraph" style:parent-style-name="wwwwP7"/>
    <style:style style:name="wwwP6" style:family="paragraph" style:parent-style-name="wwwwwP1"/>
    <style:style style:name="wwwP7" style:family="paragraph" style:parent-style-name="wwwwwP2"/>
    <style:style style:name="wwwP8" style:family="paragraph" style:parent-style-name="wwwwwP3"/>
    <style:style style:name="wwwP9" style:family="paragraph" style:parent-style-name="wwwwwP4"/>
    <style:style style:name="wwwCommentText" style:family="paragraph" style:parent-style-name="wwdefault-paragraph-style">
      <style:text-properties fo:font-size="10pt" style:font-size-asian="10pt"/>
    </style:style>
    <style:style style:name="wwwCommentSubject" style:family="paragraph" style:parent-style-name="wwwCommentText" style:next-style-name="wwwCommentText"/>
    <style:style style:name="wwP1" style:family="paragraph" style:parent-style-name="wwwP1"/>
    <style:style style:name="wwP2" style:family="paragraph" style:parent-style-name="wwwP2"/>
    <style:style style:name="wwP3" style:family="paragraph" style:parent-style-name="wwwP3"/>
    <style:style style:name="wwP4" style:family="paragraph" style:parent-style-name="wwwP4"/>
    <style:style style:name="wwP5" style:family="paragraph" style:parent-style-name="wwwP5"/>
    <style:style style:name="wwP6" style:family="paragraph" style:parent-style-name="wwwP5"/>
    <style:style style:name="wwP7" style:family="paragraph" style:parent-style-name="wwwP6"/>
    <style:style style:name="wwP8" style:family="paragraph" style:parent-style-name="wwwP7"/>
    <style:style style:name="wwP9" style:family="paragraph" style:parent-style-name="wwwP8"/>
    <style:style style:name="wwP10" style:family="paragraph" style:parent-style-name="wwwP9"/>
    <style:style style:name="wwCommentText" style:family="paragraph" style:parent-style-name="wdefault-paragraph-style">
      <style:text-properties fo:font-size="10pt" style:font-size-asian="10pt"/>
    </style:style>
    <style:style style:name="wwCommentSubject" style:family="paragraph" style:parent-style-name="wwCommentText" style:next-style-name="wwCommentText"/>
    <style:style style:name="wHeader_5f_20_5f_and_5f_20_5f_Footer" style:display-name="wHeader_20_and_20_Footer" style:family="paragraph" style:parent-style-name="wStandard">
      <style:paragraph-properties>
        <style:tab-stops>
          <style:tab-stop style:position="0in" style:type="right"/>
        </style:tab-stops>
      </style:paragraph-properties>
    </style:style>
    <style:style style:name="wHead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Footer" style:family="paragraph" style:parent-style-name="wHeader_5f_20_5f_and_5f_20_5f_Footer">
      <style:paragraph-properties>
        <style:tab-stops>
          <style:tab-stop style:position="0in" style:type="right"/>
        </style:tab-stops>
      </style:paragraph-properties>
    </style:style>
    <style:style style:name="wP1" style:family="paragraph" style:parent-style-name="wwP1"/>
    <style:style style:name="wP2" style:family="paragraph" style:parent-style-name="wwP1">
      <style:text-properties style:font-name="Courier New" fo:font-family="'Courier New'" style:font-family-generic="modern" style:font-pitch="fixed" fo:font-size="12pt" style:font-size-asian="12pt"/>
    </style:style>
    <style:style style:name="wP3" style:family="paragraph" style:parent-style-name="wwP10"/>
    <style:style style:name="wP4" style:family="paragraph" style:parent-style-name="wwP10"/>
    <style:style style:name="wP5" style:family="paragraph" style:parent-style-name="wwP10">
      <style:text-properties style:font-name="Courier New" fo:font-family="'Courier New'" style:font-family-generic="modern" style:font-pitch="fixed" fo:font-size="12pt" style:font-size-asian="12pt"/>
    </style:style>
    <style:style style:name="wP6" style:family="paragraph" style:parent-style-name="wwP2"/>
    <style:style style:name="wP7" style:family="paragraph" style:parent-style-name="wwP3"/>
    <style:style style:name="wP8" style:family="paragraph" style:parent-style-name="wwP3"/>
    <style:style style:name="wP9" style:family="paragraph" style:parent-style-name="wwP4"/>
    <style:style style:name="wP10" style:family="paragraph" style:parent-style-name="wwP5"/>
    <style:style style:name="wP11" style:family="paragraph" style:parent-style-name="wwP6">
      <style:text-properties style:font-name="Courier New" fo:font-family="'Courier New'" style:font-family-generic="modern" style:font-pitch="fixed" fo:font-size="12pt" style:font-size-asian="12pt"/>
    </style:style>
    <style:style style:name="wP12" style:family="paragraph" style:parent-style-name="wwP7"/>
    <style:style style:name="wP13" style:family="paragraph" style:parent-style-name="wwP8"/>
    <style:style style:name="wP14" style:family="paragraph" style:parent-style-name="wwP8">
      <style:text-properties style:font-name="Courier New" fo:font-family="'Courier New'" style:font-family-generic="modern" style:font-pitch="fixed" fo:font-size="12pt" style:font-size-asian="12pt"/>
    </style:style>
    <style:style style:name="wP15" style:family="paragraph" style:parent-style-name="wwP9"/>
    <style:style style:name="wCommentText" style:family="paragraph">
      <style:text-properties fo:font-size="10pt" style:font-size-asian="10pt" style:font-size-complex="10pt"/>
    </style:style>
    <style:style style:name="wCommentSubject" style:family="paragraph" style:parent-style-name="wCommentText" style:next-style-name="wComment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Footnote_5f_20_5f_Symbol" style:display-name="wFootnote_20_Symbol" style:family="text"/>
    <style:style style:name="wNumbering_5f_20_5f_Symbols" style:display-name="wNumbering_20_Symbols" style:family="text">
      <style:text-properties fo:font-weight="100" style:font-weight-asian="100" style:font-weight-complex="100"/>
    </style:style>
    <style:style style:name="wBullet_5f_20_5f_Symbols" style:display-name="wBullet_20_Symbols" style:family="text">
      <style:text-properties fo:font-weight="100" style:font-weight-asian="100" style:font-weight-complex="100"/>
    </style:style>
    <style:style style:name="wEndnote_5f_20_5f_Symbol" style:display-name="wEndnote_20_Symbol" style:family="text"/>
    <style:style style:name="wFootnote_5f_20_5f_anchor" style:display-name="wFootnote_20_anchor" style:family="text">
      <style:text-properties fo:font-weight="100" style:font-weight-asian="100" style:font-weight-complex="100"/>
    </style:style>
    <style:style style:name="wwFootnote_5f_5f_5f_20_5f_5f_5f_Symbol" style:display-name="wwFootnote_5f_20_5f_Symbol" style:family="text"/>
    <style:style style:name="wwNumbering_5f_5f_5f_20_5f_5f_5f_Symbols" style:display-name="wwNumbering_5f_20_5f_Symbols" style:family="text"/>
    <style:style style:name="wwBullet_5f_5f_5f_20_5f_5f_5f_Symbols" style:display-name="wwBullet_5f_20_5f_Symbols" style:family="text">
      <style:text-properties fo:font-weight="100" style:font-weight-asian="100" style:font-weight-complex="100"/>
    </style:style>
    <style:style style:name="wwEndnote_5f_5f_5f_20_5f_5f_5f_Symbol" style:display-name="wwEndnote_5f_20_5f_Symbol" style:family="text"/>
    <style:style style:name="wwFootnote_5f_5f_5f_20_5f_5f_5f_anchor" style:display-name="wwFootnote_5f_20_5f_anchor" style:family="text">
      <style:text-properties fo:font-weight="100" style:font-weight-asian="100" style:font-weight-complex="100"/>
    </style:style>
    <style:style style:name="wwwFootnote_5f_5f_5f_5f_5f_5f_5f_20_5f_5f_5f_5f_5f_5f_5f_Symbol" style:display-name="wwwFootnote_5f_5f_5f_20_5f_5f_5f_Symbol" style:family="text"/>
    <style:style style:name="wwwNumbering_5f_5f_5f_5f_5f_5f_5f_20_5f_5f_5f_5f_5f_5f_5f_Symbols" style:display-name="wwwNumbering_5f_5f_5f_20_5f_5f_5f_Symbols" style:family="text"/>
    <style:style style:name="wwwBullet_5f_5f_5f_5f_5f_5f_5f_20_5f_5f_5f_5f_5f_5f_5f_Symbols" style:display-name="wwwBullet_5f_5f_5f_20_5f_5f_5f_Symbols" style:family="text">
      <style:text-properties fo:font-weight="100" style:font-weight-asian="100" style:font-weight-complex="100"/>
    </style:style>
    <style:style style:name="wwwEndnote_5f_5f_5f_5f_5f_5f_5f_20_5f_5f_5f_5f_5f_5f_5f_Symbol" style:display-name="wwwEndnote_5f_5f_5f_20_5f_5f_5f_Symbol" style:family="text"/>
    <style:style style:name="wwwFootnote_5f_5f_5f_5f_5f_5f_5f_20_5f_5f_5f_5f_5f_5f_5f_anchor" style:display-name="wwwFootnote_5f_5f_5f_20_5f_5f_5f_anchor" style:family="text">
      <style:text-properties fo:font-weight="100" style:font-weight-asian="100" style:font-weight-complex="100"/>
    </style:style>
    <style:style style:name="wwwwFootnote_5f_5f_5f_5f_5f_5f_5f_5f_5f_5f_5f_5f_5f_5f_5f_20_5f_5f_5f_5f_5f_5f_5f_5f_5f_5f_5f_5f_5f_5f_5f_Symbol" style:display-name="wwwwFootnote_5f_5f_5f_5f_5f_5f_5f_20_5f_5f_5f_5f_5f_5f_5f_Symbol" style:family="text"/>
    <style:style style:name="wwwwNumbering_5f_5f_5f_5f_5f_5f_5f_5f_5f_5f_5f_5f_5f_5f_5f_20_5f_5f_5f_5f_5f_5f_5f_5f_5f_5f_5f_5f_5f_5f_5f_Symbols" style:display-name="wwwwNumbering_5f_5f_5f_5f_5f_5f_5f_20_5f_5f_5f_5f_5f_5f_5f_Symbols" style:family="text"/>
    <style:style style:name="wwwwBullet_5f_5f_5f_5f_5f_5f_5f_5f_5f_5f_5f_5f_5f_5f_5f_20_5f_5f_5f_5f_5f_5f_5f_5f_5f_5f_5f_5f_5f_5f_5f_Symbols" style:display-name="wwwwBullet_5f_5f_5f_5f_5f_5f_5f_20_5f_5f_5f_5f_5f_5f_5f_Symbols" style:family="text">
      <style:text-properties fo:font-weight="100" style:font-weight-asian="100" style:font-weight-complex="100"/>
    </style:style>
    <style:style style:name="wwwwEndnote_5f_5f_5f_5f_5f_5f_5f_5f_5f_5f_5f_5f_5f_5f_5f_20_5f_5f_5f_5f_5f_5f_5f_5f_5f_5f_5f_5f_5f_5f_5f_Symbol" style:display-name="wwwwEndnote_5f_5f_5f_5f_5f_5f_5f_20_5f_5f_5f_5f_5f_5f_5f_Symbol" style:family="text"/>
    <style:style style:name="wwwwFootnote_5f_5f_5f_5f_5f_5f_5f_5f_5f_5f_5f_5f_5f_5f_5f_20_5f_5f_5f_5f_5f_5f_5f_5f_5f_5f_5f_5f_5f_5f_5f_anchor" style:display-name="wwwwFootnote_5f_5f_5f_5f_5f_5f_5f_20_5f_5f_5f_5f_5f_5f_5f_anchor" style:family="text">
      <style:text-properties fo:font-weight="100" style:font-weight-asian="100" style:font-weight-complex="100"/>
    </style:style>
    <style:style style:name="wwwwwT1" style:family="text">
      <style:text-properties fo:font-weight="100" style:font-weight-asian="100" style:font-weight-complex="100"/>
    </style:style>
    <style:style style:name="wwwwwT2" style:family="text">
      <style:text-properties fo:font-weight="100" style:font-weight-asian="100" style:font-weight-complex="100"/>
    </style:style>
    <style:style style:name="wwwwwT3" style:family="text">
      <style:text-properties fo:font-weight="100" style:font-weight-asian="100" style:font-weight-complex="100"/>
    </style:style>
    <style:style style:name="wwwwwHyperlink" style:family="text">
      <style:text-properties fo:font-weight="100" style:font-weight-asian="100" style:font-weight-complex="100"/>
    </style:style>
    <style:style style:name="wwwwwFollowedHyperlink" style:family="text">
      <style:text-properties fo:font-weight="100" style:font-weight-asian="100" style:font-weight-complex="100"/>
    </style:style>
    <style:style style:name="wwwwwCommentReference" style:family="text">
      <style:text-properties fo:font-weight="100" style:font-weight-asian="100" style:font-weight-complex="100"/>
    </style:style>
    <style:style style:name="wwwwT1" style:family="text">
      <style:text-properties fo:font-weight="100" style:font-weight-asian="100" style:font-weight-complex="100"/>
    </style:style>
    <style:style style:name="wwwwT2" style:family="text">
      <style:text-properties fo:font-weight="100" style:font-weight-asian="100" style:font-weight-complex="100"/>
    </style:style>
    <style:style style:name="wwwwT3" style:family="text">
      <style:text-properties fo:font-weight="100" style:font-weight-asian="100" style:font-weight-complex="100"/>
    </style:style>
    <style:style style:name="wwwwT4" style:family="text">
      <style:text-properties fo:font-weight="100" style:font-weight-asian="100" style:font-weight-complex="100"/>
    </style:style>
    <style:style style:name="wwwwT5" style:family="text">
      <style:text-properties fo:font-weight="100" style:font-weight-asian="100" style:font-weight-complex="100"/>
    </style:style>
    <style:style style:name="wwwwT6" style:family="text">
      <style:text-properties fo:font-weight="100" style:font-weight-asian="100" style:font-weight-complex="100"/>
    </style:style>
    <style:style style:name="wwwwT7" style:family="text">
      <style:text-properties fo:font-weight="100" style:font-weight-asian="100" style:font-weight-complex="100"/>
    </style:style>
    <style:style style:name="wwwwT8" style:family="text">
      <style:text-properties fo:font-weight="100" style:font-weight-asian="100" style:font-weight-complex="100"/>
    </style:style>
    <style:style style:name="wwwwT9" style:family="text">
      <style:text-properties fo:font-weight="100" style:font-weight-asian="100" style:font-weight-complex="100"/>
    </style:style>
    <style:style style:name="wwwwT10" style:family="text">
      <style:text-properties fo:font-weight="100" style:font-weight-asian="100" style:font-weight-complex="100"/>
    </style:style>
    <style:style style:name="wwwwT11" style:family="text">
      <style:text-properties fo:font-weight="100" style:font-weight-asian="100" style:font-weight-complex="100"/>
    </style:style>
    <style:style style:name="wwwwT12" style:family="text">
      <style:text-properties fo:font-weight="100" style:font-weight-asian="100" style:font-weight-complex="100"/>
    </style:style>
    <style:style style:name="wwwwT13" style:family="text">
      <style:text-properties fo:font-weight="100" style:font-weight-asian="100" style:font-weight-complex="100"/>
    </style:style>
    <style:style style:name="wwwwHyperlink" style:family="text">
      <style:text-properties fo:font-weight="100" style:font-weight-asian="100" style:font-weight-complex="100"/>
    </style:style>
    <style:style style:name="wwwwFollowedHyperlink" style:family="text">
      <style:text-properties fo:font-weight="100" style:font-weight-asian="100" style:font-weight-complex="100"/>
    </style:style>
    <style:style style:name="wwwwCommentReference" style:family="text">
      <style:text-properties fo:font-weight="100" style:font-weight-asian="100" style:font-weight-complex="100"/>
    </style:style>
    <style:style style:name="wwwT1" style:family="text">
      <style:text-properties fo:font-weight="100" style:font-weight-asian="100" style:font-weight-complex="100"/>
    </style:style>
    <style:style style:name="wwwHyperlink" style:family="text">
      <style:text-properties fo:font-weight="100" style:font-weight-asian="100" style:font-weight-complex="100"/>
    </style:style>
    <style:style style:name="wwwFollowedHyperlink" style:family="text">
      <style:text-properties fo:font-weight="100" style:font-weight-asian="100" style:font-weight-complex="100"/>
    </style:style>
    <style:style style:name="wwwCommentReference" style:family="text">
      <style:text-properties fo:font-weight="100" style:font-weight-asian="100" style:font-weight-complex="100"/>
    </style:style>
    <style:style style:name="wwT1" style:family="text">
      <style:text-properties fo:font-weight="100" style:font-weight-asian="100" style:font-weight-complex="100"/>
    </style:style>
    <style:style style:name="wwHyperlink" style:family="text">
      <style:text-properties fo:font-weight="100" style:font-weight-asian="100" style:font-weight-complex="100"/>
    </style:style>
    <style:style style:name="wwFollowedHyperlink" style:family="text">
      <style:text-properties fo:font-weight="100" style:font-weight-asian="100" style:font-weight-complex="100"/>
    </style:style>
    <style:style style:name="wwCommentReference" style:family="text">
      <style:text-properties fo:font-weight="100" style:font-weight-asian="100" style:font-weight-complex="100"/>
    </style:style>
    <style:style style:name="wT1" style:family="text">
      <style:text-properties fo:font-weight="100" style:font-weight-asian="100" style:font-weight-complex="100"/>
    </style:style>
    <style:style style:name="wT2" style:family="text">
      <style:text-properties fo:font-weight="100" style:font-weight-asian="100" style:font-weight-complex="100"/>
    </style:style>
    <style:style style:name="wT3" style:family="text">
      <style:text-properties fo:font-weight="100" style:font-weight-asian="100" style:font-weight-complex="100"/>
    </style:style>
    <style:style style:name="wT4" style:family="text">
      <style:text-properties fo:font-weight="100" style:font-weight-asian="100" style:font-weight-complex="100"/>
    </style:style>
    <style:style style:name="wT5" style:family="text">
      <style:text-properties fo:font-weight="100" style:font-weight-asian="100" style:font-weight-complex="100"/>
    </style:style>
    <style:style style:name="wT6" style:family="text">
      <style:text-properties fo:font-weight="100" style:font-weight-asian="100" style:font-weight-complex="100"/>
    </style:style>
    <style:style style:name="wT7" style:family="text">
      <style:text-properties fo:font-weight="100" style:font-weight-asian="100" style:font-weight-complex="100"/>
    </style:style>
    <style:style style:name="wT8" style:family="text">
      <style:text-properties fo:font-weight="100" style:font-weight-asian="100" style:font-weight-complex="100"/>
    </style:style>
    <style:style style:name="wT9" style:family="text">
      <style:text-properties fo:font-weight="100" style:font-weight-asian="100" style:font-weight-complex="100"/>
    </style:style>
    <style:style style:name="wT10" style:family="text">
      <style:text-properties fo:font-weight="100" style:font-weight-asian="100" style:font-weight-complex="100"/>
    </style:style>
    <style:style style:name="wT11" style:family="text">
      <style:text-properties fo:font-weight="100" style:font-weight-asian="100" style:font-weight-complex="100"/>
    </style:style>
    <style:style style:name="wT12" style:family="text">
      <style:text-properties fo:font-weight="100" style:font-weight-asian="100" style:font-weight-complex="100"/>
    </style:style>
    <style:style style:name="wT13" style:family="text">
      <style:text-properties fo:font-weight="100" style:font-weight-asian="100" style:font-weight-complex="100"/>
    </style:style>
    <style:style style:name="wHyperlink" style:family="text">
      <style:text-properties fo:font-weight="100" style:font-weight-asian="100" style:font-weight-complex="100"/>
    </style:style>
    <style:style style:name="wFollowedHyperlink" style:family="text">
      <style:text-properties fo:font-weight="100" style:font-weight-asian="100" style:font-weight-complex="100"/>
    </style:style>
    <style:style style:name="wCommentReference" style:family="text">
      <style:text-properties fo:font-weight="100" style:font-weight-asian="100" style:font-weight-complex="10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402in" fo:margin-bottom="0.5402in" fo:margin-left="0.2799in" fo:margin-right="0.2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-1"/>
    <style:master-page style:name="Standard-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dc:title/>
    <dc:description/>
    <dc:subject/>
    <meta:initial-creator/>
    <meta:creation-date>2020-11-01T09:43:38.914717903</meta:creation-date>
    <dc:date>2020-11-03T19:18:48.107000000</dc:date>
    <meta:keyword/>
    <meta:editing-cycles>16</meta:editing-cycles>
    <meta:editing-duration>PT1H34M7S</meta:editing-duration>
    <meta:document-statistic meta:table-count="0" meta:image-count="0" meta:object-count="0" meta:page-count="1" meta:paragraph-count="42" meta:word-count="223" meta:character-count="1305" meta:non-whitespace-character-count="1165"/>
    <meta:user-defined meta:name="Category"/>
    <meta:user-defined meta:name="Company"/>
    <meta:user-defined meta:name="Editor">LibreOffice/7.0.0.3$Windows_X86_64 LibreOffice_project/8061b3e9204bef6b321a21033174034a5e2ea88e</meta:user-defined>
    <meta:user-defined meta:name="HyperlinkBase"/>
    <meta:user-defined meta:name="Language" meta:value-type="string"/>
    <meta:user-defined meta:name="Manager" meta:value-type="string"/>
    <meta:user-defined meta:name="Version" meta:value-type="string"/>
  </office:meta>
</office:document-meta>
</file>